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1cm" fo:margin-bottom="0.1cm"/>
      <style:text-properties fo:font-size="18pt" style:font-size-asian="18pt" style:font-size-complex="18pt"/>
    </style:style>
    <style:style style:name="P3" style:family="paragraph">
      <style:paragraph-properties fo:margin-top="0.1cm" fo:margin-bottom="0.1cm" fo:line-height="150%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5cm" svg:height="1.5cm" svg:x="8cm" svg:y="5.8cm">
          <text:p text:style-name="P1">Entreprise</text:p>
        </draw:ellipse>
        <draw:rect draw:style-name="standard" draw:text-style-name="P2" draw:layer="layout" svg:width="9cm" svg:height="2cm" svg:x="1cm" svg:y="1.5cm">
          <text:p text:style-name="P2"><text:span text:style-name="T1">Prévisions commerciales.</text:span></text:p>
          <text:p text:style-name="P2"><text:span text:style-name="T1">Imprévisibles (consommateur)</text:span></text:p>
          <text:p text:style-name="P2"><text:span text:style-name="T1"/></text:p>
        </draw:rect>
        <draw:rect draw:style-name="standard" draw:text-style-name="P2" draw:layer="layout" svg:width="4.5cm" svg:height="1cm" svg:x="1.5cm" svg:y="6cm">
          <text:p text:style-name="P2"><text:span text:style-name="T1">Concurrence</text:span></text:p>
          <text:p text:style-name="P2"><text:span text:style-name="T1"/></text:p>
        </draw:rect>
        <draw:rect draw:style-name="standard" draw:text-style-name="P2" draw:layer="layout" svg:width="6.5cm" svg:height="2.5cm" svg:x="13cm" svg:y="2cm">
          <text:p text:style-name="P3"><text:span text:style-name="T1">Potentiel ressources.</text:span></text:p>
          <text:p text:style-name="P3"><text:span text:style-name="T1">HMI</text:span></text:p>
          <text:p text:style-name="P2"><text:span text:style-name="T1"/></text:p>
        </draw:rect>
        <draw:rect draw:style-name="standard" draw:text-style-name="P2" draw:layer="layout" svg:width="4.5cm" svg:height="2cm" svg:x="15cm" svg:y="5.5cm">
          <text:p text:style-name="P2"><text:span text:style-name="T1">Aléas.</text:span></text:p>
          <text:p text:style-name="P2"><text:span text:style-name="T1">HMI</text:span></text:p>
          <text:p text:style-name="P2"><text:span text:style-name="T1"/></text:p>
        </draw:rect>
        <draw:line draw:style-name="gr2" draw:text-style-name="P1" draw:layer="layout" svg:x1="6cm" svg:y1="3.5cm" svg:x2="8.5cm" svg:y2="6cm">
          <text:p/>
        </draw:line>
        <draw:line draw:style-name="gr2" draw:text-style-name="P1" draw:layer="layout" svg:x1="6cm" svg:y1="6.5cm" svg:x2="8cm" svg:y2="6.5cm">
          <text:p/>
        </draw:line>
        <draw:line draw:style-name="gr2" draw:text-style-name="P1" draw:layer="layout" svg:x1="13cm" svg:y1="3cm" svg:x2="11.5cm" svg:y2="6cm">
          <text:p/>
        </draw:line>
        <draw:line draw:style-name="gr2" draw:text-style-name="P1" draw:layer="layout" svg:x1="15cm" svg:y1="6.5cm" svg:x2="12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7T14:44:35.85</dc:date>
    <dc:creator>Franck OURION</dc:creator>
    <meta:editing-duration>PT00H07M25S</meta:editing-duration>
    <meta:editing-cycles>1</meta:editing-cycles>
    <meta:document-statistic meta:object-count="9"/>
    <meta:generator>OpenOffice.org/3.1$Win32 OpenOffice.org_project/310m19$Build-9420</meta:generator>
  </office:meta>
</office:document-meta>
</file>